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ff808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ff" draw:textarea-horizontal-align="justify" draw:textarea-vertical-align="middle" draw:auto-grow-height="false"/>
    </style:style>
    <style:style style:name="gr5" style:family="graphic" style:parent-style-name="standard">
      <style:graphic-properties svg:stroke-color="#ff8080"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.651cm" svg:x="6.814cm" svg:y="2.778cm">
          <text:p text:style-name="P1">Data from yahoo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draw:layer="layout" svg:width="9.652cm" svg:height="3.683cm" svg:x="6.969cm" svg:y="6.842cm">
          <text:p text:style-name="P1">Sqlite3 on personal machine</text:p>
          <text:p text:style-name="P1"><text:s/>for faster access in futur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2.032cm" svg:height="2.286cm" svg:x="10.878cm" svg:y="4.429cm">
          <text:p text:style-name="P1">populate_database.py process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9.652cm" svg:height="2.667cm" svg:x="7.068cm" svg:y="12.811cm">
          <text:p text:style-name="P1">Sqlite3 on personal machine</text:p>
          <text:p text:style-name="P1"><text:s/>for faster access in futur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2.032cm" svg:height="2.286cm" svg:x="10.878cm" svg:y="10.652cm">
          <text:p text:style-name="P1">scenarios.py process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032cm" svg:height="2.286cm" svg:x="10.878cm" svg:y="15.478cm">
          <text:p text:style-name="P1">combo.py process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8.636cm" svg:height="2.286cm" svg:x="7.576cm" svg:y="17.637cm">
          <text:p text:style-name="P1">Combination of the scenarios</text:p>
          <text:p text:style-name="P1"><text:s/>to generate portfol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.064cm" svg:height="3.937cm" svg:x="9.763cm" svg:y="22.082cm">
          <text:p text:style-name="P1">KPIs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1" draw:layer="layout" svg:width="2.032cm" svg:height="2.286cm" svg:x="10.878cm" svg:y="19.7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shal Patil</meta:initial-creator>
    <meta:creation-date>2017-04-09T18:21:53.535089531</meta:creation-date>
    <dc:date>2017-04-09T18:43:07.358939387</dc:date>
    <dc:creator>Harshal Patil</dc:creator>
    <meta:editing-duration>PT5M42S</meta:editing-duration>
    <meta:editing-cycles>1</meta:editing-cycles>
    <meta:document-statistic meta:object-count="9"/>
    <meta:generator>LibreOffice/4.2.6.3$Linux_X86_64 LibreOffice_project/420m0$Build-3</meta:generator>
  </office:meta>
</office:document-meta>
</file>